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1" style:master-page-name="HTML">
      <style:paragraph-properties fo:margin-left="0cm" fo:margin-right="0cm" fo:text-indent="0cm" style:auto-text-indent="false" style:page-number="auto"/>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text-indent="0cm" style:auto-text-indent="false"/>
    </style:style>
    <style:style style:name="P4" style:family="paragraph" style:parent-style-name="Heading_20_2">
      <style:paragraph-properties fo:margin-left="0cm" fo:margin-right="0cm" fo:text-indent="0cm" style:auto-text-indent="false"/>
    </style:style>
    <style:style style:name="P5" style:family="paragraph" style:parent-style-name="Preformatted_20_Text">
      <style:paragraph-properties fo:margin-top="0cm" fo:margin-bottom="0.499cm" style:contextual-spacing="false"/>
    </style:style>
    <style:style style:name="P6" style:family="paragraph" style:parent-style-name="Text_20_body">
      <style:text-properties officeooo:paragraph-rsid="0001452c"/>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1"/>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style style:name="P15" style:family="paragraph" style:parent-style-name="Preformatted_20_Text">
      <style:paragraph-properties fo:margin-left="0cm" fo:margin-right="0cm" fo:text-indent="0cm" style:auto-text-indent="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paragraph-properties fo:margin-left="0cm" fo:margin-right="0cm" fo:margin-top="0cm" fo:margin-bottom="0cm" style:contextual-spacing="false" fo:text-indent="0cm" style:auto-text-indent="false"/>
    </style:style>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9">
      <style:paragraph-properties fo:margin-left="0cm" fo:margin-right="0cm" fo:margin-top="0cm" fo:margin-bottom="0cm" style:contextual-spacing="false" fo:text-indent="0cm" style:auto-text-indent="false"/>
    </style:style>
    <style:style style:name="P27" style:family="paragraph" style:parent-style-name="Text_20_body" style:list-style-name="L9"/>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0"/>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1"/>
    <style:style style:name="P32" style:family="paragraph" style:parent-style-name="Heading_20_3">
      <style:paragraph-properties fo:margin-left="0cm" fo:margin-right="0cm" fo:text-indent="0cm" style:auto-text-indent="false"/>
    </style:style>
    <style:style style:name="T1" style:family="text">
      <style:text-properties officeooo:rsid="0001452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action" form:control-implementation="ooo:com.sun.star.form.component.HiddenControl" xml:id="control1" form:id="control1" form:value="subscribe"/>
          <form:hidden form:name="source" form:control-implementation="ooo:com.sun.star.form.component.HiddenControl" xml:id="control2" form:id="control2" form:value="https://fedoramagazine.org/render-a-guitar-pro-score-in-real-time/"/>
          <form:hidden form:name="sub-type" form:control-implementation="ooo:com.sun.star.form.component.HiddenControl" xml:id="control3" form:id="control3" form:value="widget"/>
          <form:hidden form:name="redirect_fragment" form:control-implementation="ooo:com.sun.star.form.component.HiddenControl" xml:id="control4" form:id="control4" form:value="subscribe-blog-blog_subscription-5"/>
          <form:hidden form:name="_wpnonce" form:control-implementation="ooo:com.sun.star.form.component.HiddenControl" xml:id="control5" form:id="control5" form:value="0f2fc6f3d2"/>
          <form:hidden form:name="_wp_http_referer" form:control-implementation="ooo:com.sun.star.form.component.HiddenControl" xml:id="control6" form:id="control6" form:value="/render-a-guitar-pro-score-in-real-ti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ost-42057">
        <text:h text:style-name="P1" text:outline-level="1"><text:span text:style-name="T1">R</text:span>ender a Guitar Pro Score in Real Time</text:h>
        <text:p text:style-name="P2">Posted by <text:a xlink:type="simple" xlink:href="https://fedoramagazine.org/author/ycollet/" text:style-name="Internet_20_link" text:visited-style-name="Visited_20_Internet_20_Link">Yann Collette</text:a> on <text:a xlink:type="simple" xlink:href="https://fedoramagazine.org/render-a-guitar-pro-score-in-real-time/" text:style-name="Internet_20_link" text:visited-style-name="Visited_20_Internet_20_Link">May 12, 2025</text:a> </text:p>
        <text:p text:style-name="Text_20_body"><draw:frame draw:style-name="fr1" draw:name="Image2" text:anchor-type="as-char" svg:width="17.18cm" svg:height="7.264cm" draw:z-index="0"><draw:image xlink:href="https://fedoramagazine.org/wp-content/uploads/2025/05/render_guitar_score-816x345.jpg" xlink:type="simple" xlink:show="embed" xlink:actuate="onLoad" draw:mime-type="image/jpeg"/></draw:frame><text:s/></text:p>
        <text:p text:style-name="Text_20_body">Photo by <text:a xlink:type="simple" xlink:href="https://unsplash.com/@ryunosuke_kikuno?utm_content=creditCopyText&amp;utm_medium=referral&amp;utm_source=unsplash" text:style-name="Internet_20_link" text:visited-style-name="Visited_20_Internet_20_Link">Ryunosuke Kikuno</text:a> on <text:a xlink:type="simple" xlink:href="https://unsplash.com/photos/black-and-white-audio-mixer-aVOACNd1cc0?utm_content=creditCopyText&amp;utm_medium=referral&amp;utm_source=unsplash" text:style-name="Internet_20_link" text:visited-style-name="Visited_20_Internet_20_Link">Unsplash</text:a> (cropped)</text:p>
        <text:p text:style-name="P3"/>
        <text:p text:style-name="Text_20_body">We will use Tuxguitar to render the audio of a Guitar Pro score [<text:a xlink:type="simple" xlink:href="#link_5" text:style-name="Internet_20_link" text:visited-style-name="Visited_20_Internet_20_Link">5</text:a>]. Guitar Pro scores are files with a complete band score transcribed (guitars, bass, drums, synths and more).</text:p>
        <text:h text:style-name="P4" text:outline-level="2"><text:bookmark text:name="more-42057"/>Introduction</text:h>
        <text:p text:style-name="Text_20_body">Tuxguitar is a quite powerful application written in a mixture of Java / C. It is able to render a score in real time either via Fluidsynth [<text:a xlink:type="simple" xlink:href="#link_6" text:style-name="Internet_20_link" text:visited-style-name="Visited_20_Internet_20_Link">6</text:a>] or via pure MIDI. The development of Tuxguitar started in 2008 on Sourceforce and after a halt in 2022, the project restarted on Github and is still actively developed.</text:p>
        <text:p text:style-name="Text_20_body">The goal of this article is to try to render a score via Tuxguitar, and various other applications connected to Tuxguitar, via Jack or Pipewire-Jack. The score used throughout this article will be <text:span text:style-name="Strong_20_Emphasis">The Pursuit Of Vikings</text:span> by the band <text:span text:style-name="Strong_20_Emphasis">Amon Amarth</text:span> [<text:a xlink:type="simple" xlink:href="#link_7" text:style-name="Internet_20_link" text:visited-style-name="Visited_20_Internet_20_Link">7</text:a>]. It has 2 guitars, a bass and a drum track.</text:p>
        <text:h text:style-name="Heading_20_2" text:outline-level="2">First step, configuration</text:h>
        <text:p text:style-name="Text_20_body">For this audio rendering, we will use some tools from the Audinux Fedora COPR repository [<text:a xlink:type="simple" xlink:href="#link_11" text:style-name="Internet_20_link" text:visited-style-name="Visited_20_Internet_20_Link">1</text:a><text:a xlink:type="simple" xlink:href="#link11" text:style-name="Internet_20_link" text:visited-style-name="Visited_20_Internet_20_Link">1</text:a>] [<text:a xlink:type="simple" xlink:href="#link_12" text:style-name="Internet_20_link" text:visited-style-name="Visited_20_Internet_20_Link">12</text:a>]. The COPR repository can be enabled via :</text:p>
        <text:p text:style-name="P5">$ dnf copr enable ycollet/audinux</text:p>
        <text:p text:style-name="Text_20_body">You may activate the official real time kernel, via the GRUB menu by adding the following options to the kernel you want to boot (hit ‘e’ while on the kernel you want to boot on GRUB) :</text:p>
        <text:p text:style-name="P5">preempt=full threadirqs nopti</text:p>
        <text:p text:style-name="Text_20_body">Then hit F10 to start the kernel.</text:p>
        <text:p text:style-name="Text_20_body">Using a real time kernel is not always a requirement for audio. It really depends on how you use audio. For standard audio rendering, a standard kernel is maybe enough. However, if you want real time processing of the audio of a guitar connected to a USB audio interface via Guitarix, for example, then a real time <text:soft-page-break/>kernel will be required. This is especially true if you want to have a really low latency.</text:p>
        <text:p text:style-name="Text_20_body">Last step: ensure that the <text:span text:style-name="Emphasis">/etc/security/limits.d/25-pw-rlimits.conf</text:span> has the following settings:</text:p>
        <text:p text:style-name="Text_20_body">@pipewire   – rtprio  80 <text:line-break/>@pipewire   – nice    -15 <text:line-break/>@pipewire   – memlock unlimited<text:line-break/><text:line-break/>Add your <text:span text:style-name="User_20_Entry">username</text:span> to the <text:span text:style-name="User_20_Entry">pipewire</text:span> group and disconnect / reconnect to your session.</text:p>
        <text:p text:style-name="Text_20_body">This last setting is required to allow audio to use a high priority to avoid Xruns (cracks in the sound because of a buffer not filled fast enough).</text:p>
        <text:p text:style-name="Text_20_body">On Pipewire, you can now adjust the global audio latency via the following command:</text:p>
        <text:p text:style-name="P5"><text:span text:style-name="User_20_Entry">$ pw-metadata -n settings 0 clock.force-quantum 256</text:span></text:p>
        <text:p text:style-name="Text_20_body">The global sample rate can be adjusted via the following command:</text:p>
        <text:p text:style-name="P5"><text:span text:style-name="User_20_Entry">$ pw-metadata -n settings 0 clock.force-rate 44100</text:span></text:p>
        <text:h text:style-name="Heading_20_2" text:outline-level="2">Using Tuxguitar</text:h>
        <text:p text:style-name="Text_20_body">The first step is to activate the Fluidsynth plugin of Tuxguitar.</text:p>
        <text:p text:style-name="Text_20_body">Fluidsynth [<text:a xlink:type="simple" xlink:href="#link_6" text:style-name="Internet_20_link" text:visited-style-name="Visited_20_Internet_20_Link">6</text:a>] is a software MIDI synthesizer based on the SoundFont 2 specifications [<text:a xlink:type="simple" xlink:href="#link_27" text:style-name="Internet_20_link" text:visited-style-name="Visited_20_Internet_20_Link">28</text:a>] and can read sound fonts (set of samples used to mimic some instruments) either in format SF2 (samples based on WAV files) or SF3 (samples based on OGG files – [<text:a xlink:type="simple" xlink:href="#link_29" text:style-name="Internet_20_link" text:visited-style-name="Visited_20_Internet_20_Link">29</text:a>]). Fluidsynth comes as a library and executable tool, but is often integrated into applications like Tuxguitar or Qsynth (which is a GUI to control Fluidsynth).</text:p>
        <text:p text:style-name="Text_20_body">To enable the Fluidsynth plugin in Tuxguitar : open <text:span text:style-name="Strong_20_Emphasis">Tools→ Plugins</text:span> and check Fluidsynth output plugin. After that, select <text:span text:style-name="Strong_20_Emphasis">Fluidsynth output plugin</text:span> on <text:span text:style-name="Strong_20_Emphasis">Configure</text:span>. You will then have access to three tabs (Soundfonts, Audio, and Synthesizer) which allow you to select a better sound font and control the audio rendering of this sound font.</text:p>
        <text:p text:style-name="Text_20_body"><text:soft-page-break/><draw:a xlink:type="simple" xlink:href="https://fedoramagazine.org/wp-content/uploads/2025/04/image.png"><draw:frame draw:style-name="fr2" draw:name="Image6" text:anchor-type="as-char" svg:width="15.399cm" svg:height="10.901cm" draw:z-index="1"><draw:image xlink:href="https://fedoramagazine.org/wp-content/uploads/2025/04/image.png" xlink:type="simple" xlink:show="embed" xlink:actuate="onLoad" draw:mime-type="image/png"/></draw:frame></draw:a><text:line-break/>Soundfont selection <draw:a xlink:type="simple" xlink:href="https://fedoramagazine.org/wp-content/uploads/2025/04/image-1.png"><draw:frame draw:style-name="fr2" draw:name="Image7" text:anchor-type="as-char" svg:width="15.399cm" svg:height="10.901cm" draw:z-index="2"><draw:image xlink:href="https://fedoramagazine.org/wp-content/uploads/2025/04/image-1.png" xlink:type="simple" xlink:show="embed" xlink:actuate="onLoad" draw:mime-type="image/png"/></draw:frame></draw:a><text:line-break/>Audio configuration <text:soft-page-break/><draw:a xlink:type="simple" xlink:href="https://fedoramagazine.org/wp-content/uploads/2025/04/image-2.png"><draw:frame draw:style-name="fr2" draw:name="Image8" text:anchor-type="as-char" svg:width="15.399cm" svg:height="10.901cm" draw:z-index="3"><draw:image xlink:href="https://fedoramagazine.org/wp-content/uploads/2025/04/image-2.png" xlink:type="simple" xlink:show="embed" xlink:actuate="onLoad" draw:mime-type="image/png"/></draw:frame></draw:a><text:line-break/>Synthesizer tuning </text:p>
        <text:p text:style-name="Text_20_body">The Musical Artifacts website [<text:a xlink:type="simple" xlink:href="#link_1" text:style-name="Internet_20_link" text:visited-style-name="Visited_20_Internet_20_Link">1</text:a>] hosts a lot of interesting artifacts for audio. You can find the <text:span text:style-name="Strong_20_Emphasis">Xioad Bank</text:span> Sound font which has a lot of interesting sounds for Rock and Metal.</text:p>
        <text:p text:style-name="Text_20_body">Once the sound font is set up in Tuxguitar, you need to select this sound font as audio driver via <text:span text:style-name="Strong_20_Emphasis">Tools → Settings → Sound</text:span>. </text:p>
        <text:p text:style-name="Text_20_body">First select a MIDI Sequencer (I use the Jack one) and the MIDI Port (TG Fluidsynth – The Xioad Bank).</text:p>
        <text:p text:style-name="Text_20_body"><text:soft-page-break/><draw:a xlink:type="simple" xlink:href="https://fedoramagazine.org/wp-content/uploads/2025/04/image-3.png"><draw:frame draw:style-name="fr3" draw:name="Image9" text:anchor-type="as-char" svg:width="16.854cm" svg:height="17.655cm" draw:z-index="4"><draw:image xlink:href="https://fedoramagazine.org/wp-content/uploads/2025/04/image-3.png" xlink:type="simple" xlink:show="embed" xlink:actuate="onLoad" draw:mime-type="image/png"/></draw:frame></draw:a><text:line-break/>Sound configuration dialog </text:p>
        <text:p text:style-name="Text_20_body">After those selections, you can open the score [<text:a xlink:type="simple" xlink:href="#link_4" text:style-name="Internet_20_link" text:visited-style-name="Visited_20_Internet_20_Link">4</text:a>], [<text:a xlink:type="simple" xlink:href="#link_7" text:style-name="Internet_20_link" text:visited-style-name="Visited_20_Internet_20_Link">7</text:a>].</text:p>
        <text:p text:style-name="Text_20_body"><text:soft-page-break/><draw:a xlink:type="simple" xlink:href="https://fedoramagazine.org/wp-content/uploads/2025/04/image-4.png"><draw:frame draw:style-name="fr3" draw:name="Image10" text:anchor-type="as-char" svg:width="17.083cm" svg:height="9.142cm" draw:z-index="5"><draw:image xlink:href="https://fedoramagazine.org/wp-content/uploads/2025/04/image-4-1024x547.png" xlink:type="simple" xlink:show="embed" xlink:actuate="onLoad" draw:mime-type="image/png"/></draw:frame></draw:a><text:line-break/>The main Tuxguitar window </text:p>
        <text:h text:style-name="Heading_20_2" text:outline-level="2">Connecting Tuxguitar to Audio Output</text:h>
        <text:p text:style-name="Text_20_body">Under Jack or Pipewire-Jack, we will need to connect Tuxguitar to the audio output of the computer. This can be done via Ray-Session [<text:a xlink:type="simple" xlink:href="#link_10" text:style-name="Internet_20_link" text:visited-style-name="Visited_20_Internet_20_Link">10</text:a>] or qpwgraph [<text:a xlink:type="simple" xlink:href="#link_30" text:style-name="Internet_20_link" text:visited-style-name="Visited_20_Internet_20_Link">30</text:a>].</text:p>
        <text:p text:style-name="Text_20_body"><text:span text:style-name="Strong_20_Emphasis">Ray Session</text:span> is an audio session manager. It can load a user defined set of applications and remember the audio connections made between application and rewire these connections automatically. With such a tool, you can restart and rewire a complex session in a second.</text:p>
        <text:p text:style-name="Text_20_body"><draw:a xlink:type="simple" xlink:href="https://fedoramagazine.org/wp-content/uploads/2025/04/image-5.png"><draw:frame draw:style-name="fr3" draw:name="Image11" text:anchor-type="as-char" svg:width="17.27cm" svg:height="5.958cm" draw:z-index="6"><draw:image xlink:href="https://fedoramagazine.org/wp-content/uploads/2025/04/image-5-1024x352.png" xlink:type="simple" xlink:show="embed" xlink:actuate="onLoad" draw:mime-type="image/png"/></draw:frame></draw:a><text:line-break/>Ray Session connection window </text:p>
        <text:p text:style-name="Text_20_body"><text:span text:style-name="Strong_20_Emphasis">qpwgraph</text:span> is a Pipewire graph manager and can be used to perform connections between various applications.</text:p>
        <text:p text:style-name="Text_20_body">In Ray Session you will need to draw wires between the fluidsynth block to the audio output (a block with blue connectors). When that is complete, select Play in Tuxguitar to render the score. </text:p>
        <text:h text:style-name="Heading_20_2" text:outline-level="2">Fine tuning the drum sound</text:h>
        <text:p text:style-name="Text_20_body">Some sound fonts provide various drum kits and, via Tuxguitar, it is relatively easy to select a new kit.</text:p>
        <text:p text:style-name="Text_20_body">First, inspect the sound font using Polyphone [<text:a xlink:type="simple" xlink:href="#link_8" text:style-name="Internet_20_link" text:visited-style-name="Visited_20_Internet_20_Link">8</text:a>], [<text:a xlink:type="simple" xlink:href="#link_9" text:style-name="Internet_20_link" text:visited-style-name="Visited_20_Internet_20_Link">9</text:a>]. Polyphone is a sound font <text:soft-page-break/>editor. You can easily create new sound fonts using this tool by assembling samples into instruments and presets.</text:p>
        <text:p text:style-name="P6"><draw:frame draw:style-name="fr1" draw:name="Image12" text:anchor-type="as-char" svg:width="6.371cm" svg:height="4.052cm" draw:z-index="31"><draw:image xlink:href="https://fedoramagazine.org/wp-content/uploads/2025/05/image.png" xlink:type="simple" xlink:show="embed" xlink:actuate="onLoad" draw:mime-type="image/png"/></draw:frame>Polyphone sections menu <draw:a xlink:type="simple" xlink:href="https://fedoramagazine.org/wp-content/uploads/2025/04/image-7.png"><draw:frame draw:style-name="fr3" draw:name="Image13" text:anchor-type="as-char" svg:width="6.156cm" svg:height="12.088cm" draw:z-index="32"><draw:image xlink:href="https://fedoramagazine.org/wp-content/uploads/2025/04/image-7.png" xlink:type="simple" xlink:show="embed" xlink:actuate="onLoad" draw:mime-type="image/png"/></draw:frame></draw:a>https://fedoramagazine.org/render-a-guitar-pro-score-in-real-time/<text:line-break/>List of available ensembles for Xioad sound font </text:p>
        <text:p text:style-name="Text_20_body"><text:line-break/>In the <text:span text:style-name="Strong_20_Emphasis">Presets</text:span> subsection, you can see all the available instruments in the sound font. Each instrument is identified by an index. For example, in 006:125 the first number is the bank (006) and the second number is the instrument (125). Thus, 006:125 → bank 6 and instrument 125. In the general MIDI specification [<text:a xlink:type="simple" xlink:href="#link_21" text:style-name="Internet_20_link" text:visited-style-name="Visited_20_Internet_20_Link">21</text:a>], bank 128 is dedicated to drums. As you can see, the Xioad sound font gives you access to 15 drum kits. We will now switch the default drum kit used by Tuxguitar from 128:001 – Custom Standard to 128:016 – Custom Power.</text:p>
        <text:p text:style-name="Text_20_body"><text:soft-page-break/><draw:a xlink:type="simple" xlink:href="https://fedoramagazine.org/wp-content/uploads/2025/04/image-8.png"><draw:frame draw:style-name="fr3" draw:name="Image14" text:anchor-type="as-char" svg:width="16.579cm" svg:height="11.337cm" draw:z-index="7"><draw:image xlink:href="https://fedoramagazine.org/wp-content/uploads/2025/04/image-8.png" xlink:type="simple" xlink:show="embed" xlink:actuate="onLoad" draw:mime-type="image/png"/></draw:frame></draw:a><text:line-break/>The instrument list of the current score </text:p>
        <text:p text:style-name="Text_20_body">Switch the drum kit by selecting <text:span text:style-name="Strong_20_Emphasis">View → Show</text:span> <text:span text:style-name="Strong_20_Emphasis">Instruments</text:span> and then, in the DrumKit 1 area, select the drop down menu and select ‘Program #<text:span text:style-name="Strong_20_Emphasis">16</text:span>‘ to select the 128:0<text:span text:style-name="Strong_20_Emphasis">16</text:span> – Custom Power drum kit. There is a correspondence between the ‘Program #’ number and the bank ‘128:’ number.</text:p>
        <text:p text:style-name="Text_20_body">You can now hit Play in Tuxguitar and hear the difference in sound between the default drum kit and the one just selected.</text:p>
        <text:h text:style-name="Heading_20_2" text:outline-level="2">Using Tuxguitar and Hydrogen / QSynth</text:h>
        <text:p text:style-name="Text_20_body">We will now set up Tuxguitar as a MIDI sequencer using :</text:p>
        <text:list text:style-name="L1">
          <text:list-item>
            <text:p text:style-name="P7">Qsynth for the audio rendering anything but the drum [<text:a xlink:type="simple" xlink:href="#link_15" text:style-name="Internet_20_link" text:visited-style-name="Visited_20_Internet_20_Link">15</text:a>], [<text:a xlink:type="simple" xlink:href="#link_16" text:style-name="Internet_20_link" text:visited-style-name="Visited_20_Internet_20_Link">16</text:a>] </text:p>
          </text:list-item>
          <text:list-item>
            <text:p text:style-name="P8">Hydrogen for the drum audio rendering [<text:a xlink:type="simple" xlink:href="#link_13" text:style-name="Internet_20_link" text:visited-style-name="Visited_20_Internet_20_Link">13</text:a>], [<text:a xlink:type="simple" xlink:href="#link_14" text:style-name="Internet_20_link" text:visited-style-name="Visited_20_Internet_20_Link">14</text:a>] </text:p>
          </text:list-item>
        </text:list>
        <text:p text:style-name="Text_20_body">To turn Tuxguitar into a MIDI sequencer perform the following:</text:p>
        <text:list text:style-name="L2">
          <text:list-item>
            <text:p text:style-name="P9">via the <text:span text:style-name="Strong_20_Emphasis">Tools → Plugins</text:span>, ensure that J<text:span text:style-name="Strong_20_Emphasis">ack Audio Connection Kit output plugin</text:span> is checked ; </text:p>
          </text:list-item>
          <text:list-item>
            <text:p text:style-name="P10">via the <text:span text:style-name="Strong_20_Emphasis">Tools → Settings → Sound</text:span>, select <text:span text:style-name="Strong_20_Emphasis">Jack Midi Port</text:span> in the MIDI Port field. </text:p>
          </text:list-item>
        </text:list>
        <text:p text:style-name="Text_20_body">Tuxguitar will now no longer generate sound but will generate MIDI events.</text:p>
        <text:p text:style-name="Text_20_body">Start Qsynth and load the Xioad sound font into Qsynth via the Setup button.</text:p>
        <text:p text:style-name="Text_20_body">For Qsynth, we need to take the following steps:</text:p>
        <text:list text:style-name="L3">
          <text:list-item>
            <text:p text:style-name="P11">in the MIDI tab, select Jack as MIDI Driver and be sure to check ‘Enable MIDI Input’. Rename the ‘Engine Name’ with a informative name of your choice; </text:p>
          </text:list-item>
          <text:list-item>
            <text:p text:style-name="P11">in the Audio tab, select Jack as Audio Driver and rename the ‘JACK Client Name ID’; </text:p>
          </text:list-item>
          <text:list-item>
            <text:p text:style-name="P12">in the Soundfonts tab, load the sound font you want (Xioad sound fount in our example) and remove the default one. </text:p>
          </text:list-item>
        </text:list>
        <text:p text:style-name="Text_20_body"><text:soft-page-break/><draw:a xlink:type="simple" xlink:href="https://fedoramagazine.org/wp-content/uploads/2025/04/image-9.png"><draw:frame draw:style-name="fr2" draw:name="Image15" text:anchor-type="as-char" svg:width="17.304cm" svg:height="16.616cm" draw:z-index="8"><draw:image xlink:href="https://fedoramagazine.org/wp-content/uploads/2025/04/image-9.png" xlink:type="simple" xlink:show="embed" xlink:actuate="onLoad" draw:mime-type="image/png"/></draw:frame></draw:a><text:line-break/>MIDI configuration for Qsynth <text:soft-page-break/><draw:a xlink:type="simple" xlink:href="https://fedoramagazine.org/wp-content/uploads/2025/04/image-10.png"><draw:frame draw:style-name="fr2" draw:name="Image16" text:anchor-type="as-char" svg:width="17.304cm" svg:height="16.616cm" draw:z-index="9"><draw:image xlink:href="https://fedoramagazine.org/wp-content/uploads/2025/04/image-10.png" xlink:type="simple" xlink:show="embed" xlink:actuate="onLoad" draw:mime-type="image/png"/></draw:frame></draw:a><text:line-break/>Qsynth Audio configuration <text:soft-page-break/><draw:a xlink:type="simple" xlink:href="https://fedoramagazine.org/wp-content/uploads/2025/04/image-11.png"><draw:frame draw:style-name="fr2" draw:name="Image17" text:anchor-type="as-char" svg:width="17.304cm" svg:height="16.616cm" draw:z-index="10"><draw:image xlink:href="https://fedoramagazine.org/wp-content/uploads/2025/04/image-11.png" xlink:type="simple" xlink:show="embed" xlink:actuate="onLoad" draw:mime-type="image/png"/></draw:frame></draw:a><text:line-break/>Qsynth sound font selection </text:p>
        <text:p text:style-name="Text_20_body">Now, open <text:span text:style-name="Strong_20_Emphasis">View→ Show</text:span> Instruments and in the Drum Kit area, and select the wrench tool. A dialog shows up from which you select <text:span text:style-name="Strong_20_Emphasis">Exclusive Jack Port</text:span>. This will add a specific output for the drum and a new output will show up and will gather all the other instruments (the 2 guitars and the bass).</text:p>
        <text:p text:style-name="Text_20_body"><draw:a xlink:type="simple" xlink:href="https://fedoramagazine.org/wp-content/uploads/2025/04/image-12.png"><draw:frame draw:style-name="fr2" draw:name="Image18" text:anchor-type="as-char" svg:width="7.382cm" svg:height="6.668cm" draw:z-index="11"><draw:image xlink:href="https://fedoramagazine.org/wp-content/uploads/2025/04/image-12.png" xlink:type="simple" xlink:show="embed" xlink:actuate="onLoad" draw:mime-type="image/png"/></draw:frame></draw:a><text:line-break/>MIDI exclusive port selection </text:p>
        <text:p text:style-name="Text_20_body">Via Ray Session, you will have to create some audio connections (blue ports / blue <text:soft-page-break/>wires) and some MIDI connections (pink ports / pink wires).</text:p>
        <text:p text:style-name="Text_20_body"><draw:a xlink:type="simple" xlink:href="https://fedoramagazine.org/wp-content/uploads/2025/04/image-13.png"><draw:frame draw:style-name="fr3" draw:name="Image19" text:anchor-type="as-char" svg:width="16.903cm" svg:height="4.877cm" draw:z-index="12"><draw:image xlink:href="https://fedoramagazine.org/wp-content/uploads/2025/04/image-13-1024x294.png" xlink:type="simple" xlink:show="embed" xlink:actuate="onLoad" draw:mime-type="image/png"/></draw:frame></draw:a><text:line-break/>Ray Session connection view </text:p>
        <text:p text:style-name="Text_20_body">We have now connected all the guitars and the bass to Qsynth and need to focus on the drum.</text:p>
        <text:h text:style-name="Heading_20_2" text:outline-level="2">Now start Hydrogen </text:h>
        <text:p text:style-name="Text_20_body">Hydrogen [<text:a xlink:type="simple" xlink:href="#link_13" text:style-name="Internet_20_link" text:visited-style-name="Visited_20_Internet_20_Link">13</text:a>], [<text:a xlink:type="simple" xlink:href="#link_14" text:style-name="Internet_20_link" text:visited-style-name="Visited_20_Internet_20_Link">14</text:a>] is a standalone application which is a drum sequencer with a lot of interesting drum kits. If you want to use Hydrogen as an audio plugin, some plugins exists and will be presented later in this article.</text:p>
        <text:p text:style-name="Text_20_body"><draw:a xlink:type="simple" xlink:href="https://fedoramagazine.org/wp-content/uploads/2025/04/image-14.png"><draw:frame draw:style-name="fr3" draw:name="Image20" text:anchor-type="as-char" svg:width="16.789cm" svg:height="10.342cm" draw:z-index="13"><draw:image xlink:href="https://fedoramagazine.org/wp-content/uploads/2025/04/image-14-1024x630.png" xlink:type="simple" xlink:show="embed" xlink:actuate="onLoad" draw:mime-type="image/png"/></draw:frame></draw:a><text:line-break/>Main window for Hydrogen <text:soft-page-break/><draw:a xlink:type="simple" xlink:href="https://fedoramagazine.org/wp-content/uploads/2025/04/image-15.png"><draw:frame draw:style-name="fr3" draw:name="Image21" text:anchor-type="as-char" svg:width="17.122cm" svg:height="16.96cm" draw:z-index="14"><draw:image xlink:href="https://fedoramagazine.org/wp-content/uploads/2025/04/image-15.png" xlink:type="simple" xlink:show="embed" xlink:actuate="onLoad" draw:mime-type="image/png"/></draw:frame></draw:a><text:line-break/>Audio configuration for Hydrogen <text:soft-page-break/><draw:a xlink:type="simple" xlink:href="https://fedoramagazine.org/wp-content/uploads/2025/04/image-16.png"><draw:frame draw:style-name="fr3" draw:name="Image22" text:anchor-type="as-char" svg:width="17.33cm" svg:height="17.166cm" draw:z-index="15"><draw:image xlink:href="https://fedoramagazine.org/wp-content/uploads/2025/04/image-16.png" xlink:type="simple" xlink:show="embed" xlink:actuate="onLoad" draw:mime-type="image/png"/></draw:frame></draw:a><text:line-break/>Hydrogen MIDI configuration </text:p>
        <text:p text:style-name="Text_20_body">Under Ray Session, Hydrogen has 2 boxes : one for audio output and the other one for MIDI input / output.</text:p>
        <text:p text:style-name="Text_20_body"><draw:a xlink:type="simple" xlink:href="https://fedoramagazine.org/wp-content/uploads/2025/04/image-17.png"><draw:frame draw:style-name="fr3" draw:name="Image23" text:anchor-type="as-char" svg:width="17.092cm" svg:height="4.932cm" draw:z-index="16"><draw:image xlink:href="https://fedoramagazine.org/wp-content/uploads/2025/04/image-17-1024x294.png" xlink:type="simple" xlink:show="embed" xlink:actuate="onLoad" draw:mime-type="image/png"/></draw:frame></draw:a><text:line-break/>Ray Session connection view </text:p>
        <text:p text:style-name="Text_20_body">You can now install a Hydrogen drum kit from the annex and select it via the <text:span text:style-name="Strong_20_Emphasis">View → Instrument rack</text:span> and then click on Sound Library in the instrument view. You will see all the drum kits installed.</text:p>
        <text:p text:style-name="Text_20_body">Right click on a drum kit and select <text:span text:style-name="Strong_20_Emphasis">Load</text:span>.</text:p>
        <text:p text:style-name="Text_20_body"><text:soft-page-break/>After that you can render the score via <text:span text:style-name="Strong_20_Emphasis">Tuxguitar → Play</text:span>.</text:p>
        <text:p text:style-name="Text_20_body">If you want to use Hydrogen as a LV2 plugin, you can use the Drmr plugin [<text:a xlink:type="simple" xlink:href="#link_18" text:style-name="Internet_20_link" text:visited-style-name="Visited_20_Internet_20_Link">18</text:a>] or select other plugins available in Audinux.</text:p>
        <text:h text:style-name="Heading_20_2" text:outline-level="2">Using Tuxguitar and Hydrogen / DrumGizmo</text:h>
        <text:p text:style-name="Text_20_body">DrumGizmo is a professional drum sequencer [<text:a xlink:type="simple" xlink:href="#link_16" text:style-name="Internet_20_link" text:visited-style-name="Visited_20_Internet_20_Link">16</text:a>]. It comes as an executable or as a LV2 plugin. We will use the executable version. Once installed, you will need to install a drum kit from DrumGizmo [<text:a xlink:type="simple" xlink:href="#link_17" text:style-name="Internet_20_link" text:visited-style-name="Visited_20_Internet_20_Link">17</text:a>].</text:p>
        <text:p text:style-name="Text_20_body">These drum kits are professionally recorded. From DrumGizmo[<text:a xlink:type="simple" xlink:href="#link_17" text:style-name="Internet_20_link" text:visited-style-name="Visited_20_Internet_20_Link">17</text:a>], the description of the recording setup of the DRS drum kit : all microphones are connected to its own channel when loading the kit in DrumGizmo. A total of 13 channels. Remember to pan the relevant channels to give you a better stereo effect.</text:p>
        <text:p text:style-name="Text_20_body"><draw:a xlink:type="simple" xlink:href="https://fedoramagazine.org/wp-content/uploads/2025/04/image-18.png"><draw:frame draw:style-name="fr3" draw:name="Image24" text:anchor-type="as-char" svg:width="16.836cm" svg:height="12.638cm" draw:z-index="17"><draw:image xlink:href="https://fedoramagazine.org/wp-content/uploads/2025/04/image-18.png" xlink:type="simple" xlink:show="embed" xlink:actuate="onLoad" draw:mime-type="image/png"/></draw:frame></draw:a><text:line-break/>DRS drum kits recording setup: </text:p>
        <text:list text:style-name="L4">
          <text:list-item>
            <text:p text:style-name="P13">Channel 1: Ambiance left </text:p>
          </text:list-item>
          <text:list-item>
            <text:p text:style-name="P13">Channel 2: Ambiance right </text:p>
          </text:list-item>
          <text:list-item>
            <text:p text:style-name="P13">Channel 3: Kick drum back </text:p>
          </text:list-item>
          <text:list-item>
            <text:p text:style-name="P13">Channel 4: Kick drum front </text:p>
          </text:list-item>
          <text:list-item>
            <text:p text:style-name="P13">Channel 5: Hihat </text:p>
          </text:list-item>
          <text:list-item>
            <text:p text:style-name="P13">Channel 6: Overhead left </text:p>
          </text:list-item>
          <text:list-item>
            <text:p text:style-name="P13">Channel 7: Overhead right </text:p>
          </text:list-item>
          <text:list-item>
            <text:p text:style-name="P13">Channel 8: Ride cymbal </text:p>
          </text:list-item>
          <text:list-item>
            <text:p text:style-name="P13">Channel 9: Snare drum bottom </text:p>
          </text:list-item>
          <text:list-item>
            <text:p text:style-name="P13">Channel 10: Snare drum top </text:p>
          </text:list-item>
          <text:list-item>
            <text:p text:style-name="P13">Channel 11: Tom1 </text:p>
          </text:list-item>
          <text:list-item>
            <text:p text:style-name="P13">Channel 12: Tom2 (Floor tom) </text:p>
          </text:list-item>
          <text:list-item>
            <text:p text:style-name="P14">Channel 13: Tom3 (Floor tom) </text:p>
          </text:list-item>
        </text:list>
        <text:h text:style-name="Heading_20_3" text:outline-level="3"><text:soft-page-break/>Using the DRS drum kit</text:h>
        <text:p text:style-name="Text_20_body">For the demonstration, we will use the DRS drum kit.</text:p>
        <text:p text:style-name="Text_20_body">The command line used to start the DrumGizmo sequencer (in the DRS kit directory) :</text:p>
        <text:p text:style-name="P5">$ drumgizmo -i jackmidi -I midimap=Midimap_minimal.xml -o jackaudio DRSKit_minimal.xml</text:p>
        <text:p text:style-name="Text_20_body">There are several MIDI map files available for DrumGizmo :</text:p>
        <text:p text:style-name="Preformatted_20_Text"/>
        <text:p text:style-name="P15">Midimap_basic.xml </text:p>
        <text:p text:style-name="Preformatted_20_Text"/>
        <text:p text:style-name="Preformatted_20_Text">Midimap_full.xml </text:p>
        <text:p text:style-name="Preformatted_20_Text"/>
        <text:p text:style-name="Preformatted_20_Text">Midimap_minimal.xml </text:p>
        <text:p text:style-name="Preformatted_20_Text"/>
        <text:p text:style-name="Preformatted_20_Text">Midimap_no_whiskers.xml </text:p>
        <text:p text:style-name="Preformatted_20_Text"/>
        <text:p text:style-name="Preformatted_20_Text">Midimap_whiskers_only.xml</text:p>
        <text:p text:style-name="Preformatted_20_Text"/>
        <text:p text:style-name="P5"/>
        <text:p text:style-name="Text_20_body">Each file is activating some options in drum rendering. We will use the simple MIDI map available.</text:p>
        <text:p text:style-name="Text_20_body">The <text:span text:style-name="Strong_20_Emphasis">minimal</text:span> MIDI map has the following MIDI events :</text:p>
        <text:p text:style-name="Preformatted_20_Text">Midi note: 44 -&gt; Hihat_foot sample</text:p>
        <text:p text:style-name="Preformatted_20_Text">Midi note: 37 -&gt; Snare_rim sample</text:p>
        <text:p text:style-name="Preformatted_20_Text">MIDI note: 49 -&gt; Crash_left_shank sample</text:p>
        <text:p text:style-name="Preformatted_20_Text">MIDI note: 57 -&gt; Crash_right_shank sample</text:p>
        <text:p text:style-name="Preformatted_20_Text">MIDI note: 42 -&gt; Hihat_closed_shank sample</text:p>
        <text:p text:style-name="Preformatted_20_Text">MIDI note: 46 -&gt; Hihat_semi_open sample</text:p>
        <text:p text:style-name="Preformatted_20_Text">MIDI note: 35 -&gt; Kdrum_without_contact sample</text:p>
        <text:p text:style-name="Preformatted_20_Text">MIDI note: 36 -&gt; Kdrum_with_contact sample</text:p>
        <text:p text:style-name="Preformatted_20_Text">MIDI note: 51 -&gt; Ride_tip sample</text:p>
        <text:p text:style-name="Preformatted_20_Text">MIDI note: 53 -&gt; Ride_shank_bell sample</text:p>
        <text:p text:style-name="Preformatted_20_Text">MIDI note: 38 -&gt; Snare sample</text:p>
        <text:p text:style-name="Preformatted_20_Text">MIDI note: 40 -&gt; Snare_rest sample</text:p>
        <text:p text:style-name="Preformatted_20_Text">MIDI note: 47 -&gt; Tom1 sample</text:p>
        <text:p text:style-name="Preformatted_20_Text">MIDI note: 43 -&gt; Tom2 sample</text:p>
        <text:p text:style-name="P5">MIDI note: 41 -&gt; Tom3 sample</text:p>
        <text:p text:style-name="Text_20_body">The first number corresponds to the MIDI event: 44 for the Hihat_foot sample.</text:p>
        <text:p text:style-name="Text_20_body">The <text:span text:style-name="Strong_20_Emphasis">full</text:span> MIDI map has the following MIDI events :</text:p>
        <text:p text:style-name="Preformatted_20_Text">MIDI note 54 -&gt; Crash_left_tip sample</text:p>
        <text:p text:style-name="Preformatted_20_Text">MIDI note 60 -&gt; Crash_left_whisker sample</text:p>
        <text:p text:style-name="Preformatted_20_Text">MIDI note 55 -&gt; Crash_right_tip sample</text:p>
        <text:p text:style-name="Preformatted_20_Text">MIDI note 62 -&gt; Crash_right_whisker sample</text:p>
        <text:p text:style-name="Preformatted_20_Text">MIDI note 56 -&gt; Hihat_closed sample</text:p>
        <text:p text:style-name="Preformatted_20_Text">MIDI note 64 -&gt; Hihat_closed_whisker sample</text:p>
        <text:p text:style-name="Preformatted_20_Text">MIDI note 44 -&gt; Hihat_foot sample</text:p>
        <text:p text:style-name="Preformatted_20_Text">MIDI note 58 -&gt; Hihat_open sample</text:p>
        <text:p text:style-name="Preformatted_20_Text">MIDI note 61 -&gt; Hihat_open_tip sample</text:p>
        <text:p text:style-name="Preformatted_20_Text">MIDI note 65 -&gt; Hihat_open_whisker sample</text:p>
        <text:p text:style-name="Preformatted_20_Text">MIDI note 63 -&gt; Ride_rest sample</text:p>
        <text:p text:style-name="Preformatted_20_Text">MIDI note 66 -&gt; Ride_shank sample</text:p>
        <text:p text:style-name="Preformatted_20_Text">MIDI note 68 -&gt; Ride_tip_bell sample</text:p>
        <text:p text:style-name="Preformatted_20_Text">MIDI note 70 -&gt; Ride_tip_bell_chain sample</text:p>
        <text:p text:style-name="Preformatted_20_Text">MIDI note 73 -&gt; Ride_tip_chain sample</text:p>
        <text:p text:style-name="Preformatted_20_Text">MIDI note 67 -&gt; Ride_whisker sample</text:p>
        <text:p text:style-name="Preformatted_20_Text">MIDI note 69 -&gt; Snare_circle_whisker sample</text:p>
        <text:p text:style-name="Preformatted_20_Text">MIDI note 37 -&gt; Snare_rim sample</text:p>
        <text:p text:style-name="Preformatted_20_Text">MIDI note 71 -&gt; Snare_whisker sample</text:p>
        <text:p text:style-name="Preformatted_20_Text"><text:soft-page-break/>MIDI note 72 -&gt; Tom1_whisker sample</text:p>
        <text:p text:style-name="Preformatted_20_Text">MIDI note 74 -&gt; Tom2_whisker sample</text:p>
        <text:p text:style-name="Preformatted_20_Text">MIDI note 76 -&gt; Tom3_whisker sample</text:p>
        <text:p text:style-name="Preformatted_20_Text">MIDI note 49 -&gt; Crash_left_shank sample</text:p>
        <text:p text:style-name="Preformatted_20_Text">MIDI note 57 -&gt; Crash_right_shank sample</text:p>
        <text:p text:style-name="Preformatted_20_Text">MIDI note 42 -&gt; Hihat_closed_shank sample</text:p>
        <text:p text:style-name="Preformatted_20_Text">MIDI note 46 -&gt; Hihat_semi_open sample</text:p>
        <text:p text:style-name="Preformatted_20_Text">MIDI note 35 -&gt; Kdrum_without_contact sample</text:p>
        <text:p text:style-name="Preformatted_20_Text">MIDI note 36 -&gt; Kdrum_with_contact sample</text:p>
        <text:p text:style-name="Preformatted_20_Text">MIDI note 51 -&gt; Ride_tip sample</text:p>
        <text:p text:style-name="Preformatted_20_Text">MIDI note 53 -&gt; Ride_shank_bell sample</text:p>
        <text:p text:style-name="Preformatted_20_Text">MIDI note 38 -&gt; Snare sample</text:p>
        <text:p text:style-name="Preformatted_20_Text">MIDI note 40 -&gt; Snare_rest sample</text:p>
        <text:p text:style-name="Preformatted_20_Text">MIDI note 47 -&gt; Tom1 sample</text:p>
        <text:p text:style-name="Preformatted_20_Text">MIDI note 43 -&gt; Tom2 sample</text:p>
        <text:p text:style-name="P5">MIDI note 41 -&gt; Tom3 sample</text:p>
        <text:p text:style-name="Text_20_body">Various options are available in DrumGizmo to enhance the audio rendering like:</text:p>
        <text:list text:style-name="L5">
          <text:list-item>
            <text:p text:style-name="P16">-t, –timing-humanizer:  Enable moving of notes in time. NOTE: Adds latency to the output so do not use this with a real-time drumkit; </text:p>
          </text:list-item>
          <text:list-item>
            <text:p text:style-name="P16">-T, –timing-humanizerparms &lt;x&gt;: Timing humanizer options; </text:p>
          </text:list-item>
          <text:list-item>
            <text:p text:style-name="P16">-x, –velocity-humanizer:  Enables adapting input velocities to make it sound more realistic; </text:p>
          </text:list-item>
          <text:list-item>
            <text:p text:style-name="P17">-X, –velocity-humanizerparms &lt;x&gt;: Velocity humanizer options. </text:p>
          </text:list-item>
        </text:list>
        <text:p text:style-name="Text_20_body">And we also select Jack for audio output and Jack for MIDI input.</text:p>
        <text:h text:style-name="Heading_20_3" text:outline-level="3">Connecting all the Inputs</text:h>
        <text:p text:style-name="Text_20_body">Now, we have to connect all the audio and MIDI inputs. We have the following connections on Ray Session :</text:p>
        <text:p text:style-name="Text_20_body"><draw:a xlink:type="simple" xlink:href="https://fedoramagazine.org/wp-content/uploads/2025/04/image-19.png"><draw:frame draw:style-name="fr3" draw:name="Image25" text:anchor-type="as-char" svg:width="17.376cm" svg:height="8.789cm" draw:z-index="18"><draw:image xlink:href="https://fedoramagazine.org/wp-content/uploads/2025/04/image-19-1024x517.png" xlink:type="simple" xlink:show="embed" xlink:actuate="onLoad" draw:mime-type="image/png"/></draw:frame></draw:a><text:line-break/>Tuxguitar, Qsynth and DrumGizmo connections on Ray Session </text:p>
        <text:p text:style-name="Text_20_body">As you can see, the drum from DrumGizmo comes with many outputs.</text:p>
        <text:p text:style-name="Text_20_body">There is now a huge difference in audio rendering when we consider the drum. We had a good result with the selection of a specific sound font, this result was improved a little bit via the use of Hydrogen but now, we have a nearly perfect drum rendering.</text:p>
        <text:h text:style-name="Heading_20_2" text:outline-level="2"><text:soft-page-break/>Some other solutions for the drum</text:h>
        <text:p text:style-name="Text_20_body">We will now use some plugins as drum sequencers.</text:p>
        <text:h text:style-name="Heading_20_3" text:outline-level="3">Audinux Plugins</text:h>
        <text:p text:style-name="Text_20_body">The following plugins are available in Audinux:</text:p>
        <text:list text:style-name="L6">
          <text:list-item>
            <text:p text:style-name="P18"><text:span text:style-name="Strong_20_Emphasis">drumkv1 </text:span>: an old-school drum-kit sampler </text:p>
          </text:list-item>
          <text:list-item>
            <text:p text:style-name="P18"><text:span text:style-name="Strong_20_Emphasis">drumlabooh </text:span>: LV2/VSTi drum machine that can use Hydrogen, SFZ, and other drumkit formats </text:p>
          </text:list-item>
          <text:list-item>
            <text:p text:style-name="P18"><text:span text:style-name="Strong_20_Emphasis">drumrox </text:span>: a hydrogen compatible drum LV2 plugin </text:p>
          </text:list-item>
          <text:list-item>
            <text:p text:style-name="P18"><text:span text:style-name="Strong_20_Emphasis">lv2-avldrums-x42-plugin</text:span> : simple Drum Sample Player LV2 Plugin </text:p>
          </text:list-item>
          <text:list-item>
            <text:p text:style-name="P18"><text:span text:style-name="Strong_20_Emphasis">ChowKick </text:span>: kick synthesizer based on old-school drum machine circuits </text:p>
          </text:list-item>
          <text:list-item>
            <text:p text:style-name="P18"><text:span text:style-name="Strong_20_Emphasis">boomer </text:span>: a drum synth </text:p>
          </text:list-item>
          <text:list-item>
            <text:p text:style-name="P18"><text:span text:style-name="Strong_20_Emphasis">drmr </text:span>: a drum LV2 plugin </text:p>
          </text:list-item>
          <text:list-item>
            <text:p text:style-name="P18"><text:span text:style-name="Strong_20_Emphasis">geonkick </text:span>: drum Software Synthesizer </text:p>
          </text:list-item>
          <text:list-item>
            <text:p text:style-name="P18"><text:span text:style-name="Strong_20_Emphasis">kickmess </text:span>: a kick drum synthesizer plugin </text:p>
          </text:list-item>
          <text:list-item>
            <text:p text:style-name="P18"><text:span text:style-name="Strong_20_Emphasis">lv2-fabla</text:span> : an LV2 drum sequencer </text:p>
          </text:list-item>
          <text:list-item>
            <text:p text:style-name="P18"><text:span text:style-name="Strong_20_Emphasis">onetrick-cryptid</text:span> : an FM drum synth with the cold clanging heart of a DX7 in the fearsome frame of an 808 </text:p>
          </text:list-item>
          <text:list-item>
            <text:p text:style-name="P18"><text:span text:style-name="Strong_20_Emphasis">onetrick-simian2</text:span> : an open source drum synth inspired by hexagonal classics like the Simmons SDS-V </text:p>
          </text:list-item>
          <text:list-item>
            <text:p text:style-name="P18"><text:span text:style-name="Strong_20_Emphasis">onetrick-urchin</text:span> : a hybrid drum synth that models the gritty lo-fi sound of beats from vintage records without sampling. </text:p>
          </text:list-item>
          <text:list-item>
            <text:p text:style-name="P18"><text:span text:style-name="Strong_20_Emphasis">sickbeatbetty </text:span>: an open source MIDI drum machine / generator VST and standalone application </text:p>
          </text:list-item>
          <text:list-item>
            <text:p text:style-name="P19"><text:span text:style-name="Strong_20_Emphasis">stegosaurus </text:span>: drum synthesizer </text:p>
          </text:list-item>
        </text:list>
        <text:h text:style-name="Heading_20_3" text:outline-level="3">Using Drumrox</text:h>
        <text:p text:style-name="Text_20_body">We will perform our test using the Drumrox LV2 plugin. To be able to use this sequencer, we will need to use the Carla rack.</text:p>
        <text:p text:style-name="P2">Don’t forget to install either a hydrogen drum kit or a drumrox kit via </text:p>
        <text:p text:style-name="P20">dnf</text:p>
        <text:p text:style-name="Text_20_body">before using this plugin.</text:p>
        <text:p text:style-name="Text_20_body">We can either install the <text:span text:style-name="Strong_20_Emphasis">Carla</text:span> or <text:span text:style-name="Strong_20_Emphasis">Carla-mao</text:span> RPM package. The second one provides some tools to allow loading a Windows VST plugin via Wine. We need also to install the Drumrox package.</text:p>
        <text:p text:style-name="P2">Once </text:p>
        <text:p text:style-name="P20">carla-r</text:p>
        <text:p text:style-name="Text_20_body">ack executable is started, we load the Drumrox plugin via the <text:span text:style-name="Strong_20_Emphasis">Add Plugin</text:span> button (and you may have to click on the <text:span text:style-name="Strong_20_Emphasis">Refresh</text:span> button to update the list of installed plugins).</text:p>
        <text:p text:style-name="P2"><text:soft-page-break/><draw:a xlink:type="simple" xlink:href="https://fedoramagazine.org/wp-content/uploads/2025/04/image-20.png"><draw:frame draw:style-name="fr3" draw:name="Image26" text:anchor-type="as-char" svg:width="17.129cm" svg:height="9.384cm" draw:z-index="19"><draw:image xlink:href="https://fedoramagazine.org/wp-content/uploads/2025/04/image-20-1024x560.png" xlink:type="simple" xlink:show="embed" xlink:actuate="onLoad" draw:mime-type="image/png"/></draw:frame></draw:a><text:line-break/>The </text:p>
        <text:p text:style-name="P20">carla-rack</text:p>
        <text:p text:style-name="Text_20_body">main window with the drumrox plugin loaded </text:p>
        <text:h text:style-name="Heading_20_3" text:outline-level="3">Investigating Drumrox</text:h>
        <text:p text:style-name="Text_20_body">Now display the Drumrox GUI via a click on the nut button near the ON/OFF button and select an installed drum kit in the Kit field. This plugin is able to load a Hydrogen drum kit, but it can also load a Drumrox drum kit.</text:p>
        <text:p text:style-name="Text_20_body"><draw:a xlink:type="simple" xlink:href="https://fedoramagazine.org/wp-content/uploads/2025/04/image-21.png"><draw:frame draw:style-name="fr3" draw:name="Image27" text:anchor-type="as-char" svg:width="16.766cm" svg:height="11.312cm" draw:z-index="20"><draw:image xlink:href="https://fedoramagazine.org/wp-content/uploads/2025/04/image-21.png" xlink:type="simple" xlink:show="embed" xlink:actuate="onLoad" draw:mime-type="image/png"/></draw:frame></draw:a><text:line-break/>The drumrox LV2 plugin with the GMRockKit drum kit loaded </text:p>
        <text:p text:style-name="Text_20_body">Drumrox plugin comes into 2 flavors :</text:p>
        <text:list text:style-name="L7">
          <text:list-item>
            <text:p text:style-name="P21">Drumrox : a plugin with 2 output channels </text:p>
          </text:list-item>
          <text:list-item>
            <text:p text:style-name="P22">Drumrox-Multi : a plugin with 36 output channels </text:p>
          </text:list-item>
        </text:list>
        <text:p text:style-name="Text_20_body"><text:soft-page-break/>We have the following audio / MIDI connections under Ray Session :</text:p>
        <text:p text:style-name="Text_20_body"><draw:a xlink:type="simple" xlink:href="https://fedoramagazine.org/wp-content/uploads/2025/04/image-22.png"><draw:frame draw:style-name="fr3" draw:name="Image28" text:anchor-type="as-char" svg:width="17.3cm" svg:height="6.239cm" draw:z-index="21"><draw:image xlink:href="https://fedoramagazine.org/wp-content/uploads/2025/04/image-22-1024x368.png" xlink:type="simple" xlink:show="embed" xlink:actuate="onLoad" draw:mime-type="image/png"/></draw:frame></draw:a><text:line-break/>Carla / Qsynth / Tuxguitar audio / MIDI connections </text:p>
        <text:h text:style-name="Heading_20_2" text:outline-level="2">Using a sound font by instrument</text:h>
        <text:p text:style-name="Text_20_body">First we download some SF2 files from the Musical Artifacts website :</text:p>
        <text:list text:style-name="L8">
          <text:list-item>
            <text:p text:style-name="P23">Overdriven Guitar [<text:a xlink:type="simple" xlink:href="#link_19" text:style-name="Internet_20_link" text:visited-style-name="Visited_20_Internet_20_Link">19</text:a>] as a SF2 guitar </text:p>
          </text:list-item>
          <text:list-item>
            <text:p text:style-name="P24">Rock Bass [<text:a xlink:type="simple" xlink:href="#link_20" text:style-name="Internet_20_link" text:visited-style-name="Visited_20_Internet_20_Link">20</text:a>] as a SF2 bass </text:p>
          </text:list-item>
        </text:list>
        <text:p text:style-name="Text_20_body">We will need to launch these applications :</text:p>
        <text:list text:style-name="L9">
          <text:list-item>
            <text:p text:style-name="P25">4 x </text:p>
            <text:p text:style-name="P26">carla-rack</text:p>
            <text:p text:style-name="P25">. One will host the Drumrox plugin for drum and the 3 others will host one MIDI Event filter to filter out the <text:span text:style-name="Strong_20_Emphasis">bank change</text:span> event sent by Tuxguitar and which resets the channels settings we made in Qsynth ; </text:p>
          </text:list-item>
          <text:list-item>
            <text:p text:style-name="P25">Qsynth with one Fluidsynth engine by instrument ; </text:p>
          </text:list-item>
          <text:list-item>
            <text:p text:style-name="P27">Tuxguitar. </text:p>
          </text:list-item>
        </text:list>
        <text:p text:style-name="Text_20_body">We will need these plugins :</text:p>
        <text:list text:style-name="L10">
          <text:list-item>
            <text:p text:style-name="P28">Drumrox : the drum plugin compatible with Hydrogen drum kits ; </text:p>
          </text:list-item>
          <text:list-item>
            <text:p text:style-name="P29">lv2-x42-plugins [<text:a xlink:type="simple" xlink:href="#link_26" text:style-name="Internet_20_link" text:visited-style-name="Visited_20_Internet_20_Link">26</text:a>], [<text:a xlink:type="simple" xlink:href="#link_27" text:style-name="Internet_20_link" text:visited-style-name="Visited_20_Internet_20_Link">27</text:a>] : a set of various plugins dedicated to MIDI management and in this set, we will use <text:span text:style-name="Strong_20_Emphasis">MIDI Event Filter</text:span>. </text:p>
          </text:list-item>
        </text:list>
        <text:p text:style-name="Text_20_body"><draw:a xlink:type="simple" xlink:href="https://fedoramagazine.org/wp-content/uploads/2025/04/image-23.png"><draw:frame draw:style-name="fr3" draw:name="Image29" text:anchor-type="as-char" svg:width="17.357cm" svg:height="9.305cm" draw:z-index="22"><draw:image xlink:href="https://fedoramagazine.org/wp-content/uploads/2025/04/image-23-1024x548.png" xlink:type="simple" xlink:show="embed" xlink:actuate="onLoad" draw:mime-type="image/png"/></draw:frame></draw:a><text:line-break/><text:soft-page-break/>Ray Session view of the connections made between all the applications </text:p>
        <text:h text:style-name="Heading_20_3" text:outline-level="3">An Issue with Tuxguitar … and a workaround</text:h>
        <text:p text:style-name="Text_20_body">The problem with Tuxguitar: each time we hit the play button, a MIDI event “bank change” is sent and this event erases all the set up made in Qsynth channelsassignment. So, to avoid this bank change event, we need to use the MIDI Event Filter plugin and filter out this event. The content of the MIDI Event Filter in Carla rack is :</text:p>
        <text:p text:style-name="Text_20_body"><draw:a xlink:type="simple" xlink:href="https://fedoramagazine.org/wp-content/uploads/2025/04/image-24.png"><draw:frame draw:style-name="fr3" draw:name="Image30" text:anchor-type="as-char" svg:width="17.526cm" svg:height="6.193cm" draw:z-index="23"><draw:image xlink:href="https://fedoramagazine.org/wp-content/uploads/2025/04/image-24.png" xlink:type="simple" xlink:show="embed" xlink:actuate="onLoad" draw:mime-type="image/png"/></draw:frame></draw:a><text:line-break/>Carla Rack view <text:soft-page-break/><draw:a xlink:type="simple" xlink:href="https://fedoramagazine.org/wp-content/uploads/2025/04/image-25.png"><draw:frame draw:style-name="fr3" draw:name="Image31" text:anchor-type="as-char" svg:width="16.812cm" svg:height="21.121cm" draw:z-index="24"><draw:image xlink:href="https://fedoramagazine.org/wp-content/uploads/2025/04/image-25.png" xlink:type="simple" xlink:show="embed" xlink:actuate="onLoad" draw:mime-type="image/png"/></draw:frame></draw:a><text:line-break/>MIDI Event Filter settings </text:p>
        <text:p text:style-name="Text_20_body">For Qsynth, we need to take the following steps:</text:p>
        <text:list text:style-name="L11">
          <text:list-item>
            <text:p text:style-name="P30">in the MIDI folder : </text:p>
            <text:list>
              <text:list-item>
                <text:p text:style-name="P30">rename the Engine Name (Guitar1 here) ; </text:p>
              </text:list-item>
              <text:list-item>
                <text:p text:style-name="P30">select ‘jack’ as MIDI Driver </text:p>
              </text:list-item>
              <text:list-item>
                <text:p text:style-name="P30">uncheck Auto Connect MIDI Inputs </text:p>
              </text:list-item>
            </text:list>
          </text:list-item>
          <text:list-item>
            <text:p text:style-name="P30">in the Audio folder : </text:p>
            <text:list>
              <text:list-item>
                <text:p text:style-name="P30">select ‘jack’ as Audio Driver </text:p>
              </text:list-item>
              <text:list-item>
                <text:p text:style-name="P30">rename the Jack Client Name ID as ‘Guitar1’ </text:p>
              </text:list-item>
              <text:list-item>
                <text:p text:style-name="P30">uncheck the Auto Connect Jack Outputs </text:p>
              </text:list-item>
            </text:list>
          </text:list-item>
          <text:list-item>
            <text:p text:style-name="P30">in the Soundfonts folder : </text:p>
            <text:list>
              <text:list-item>
                <text:p text:style-name="P30">load the sound font we want </text:p>
              </text:list-item>
              <text:list-item>
                <text:p text:style-name="P31"><text:soft-page-break/>remove the default sound font </text:p>
              </text:list-item>
            </text:list>
          </text:list-item>
        </text:list>
        <text:p text:style-name="Text_20_body">We need to repeat these steps for each instrument we want to add.</text:p>
        <text:p text:style-name="Text_20_body"><draw:a xlink:type="simple" xlink:href="https://fedoramagazine.org/wp-content/uploads/2025/04/image-26.png"><draw:frame draw:style-name="fr2" draw:name="Image32" text:anchor-type="as-char" svg:width="17.304cm" svg:height="16.616cm" draw:z-index="25"><draw:image xlink:href="https://fedoramagazine.org/wp-content/uploads/2025/04/image-26.png" xlink:type="simple" xlink:show="embed" xlink:actuate="onLoad" draw:mime-type="image/png"/></draw:frame></draw:a><text:line-break/>MIDI settings for Qsynth <text:soft-page-break/><draw:a xlink:type="simple" xlink:href="https://fedoramagazine.org/wp-content/uploads/2025/04/image-27.png"><draw:frame draw:style-name="fr2" draw:name="Image33" text:anchor-type="as-char" svg:width="17.304cm" svg:height="16.616cm" draw:z-index="26"><draw:image xlink:href="https://fedoramagazine.org/wp-content/uploads/2025/04/image-27.png" xlink:type="simple" xlink:show="embed" xlink:actuate="onLoad" draw:mime-type="image/png"/></draw:frame></draw:a><text:line-break/>Audio settings Qsynth <text:soft-page-break/><draw:a xlink:type="simple" xlink:href="https://fedoramagazine.org/wp-content/uploads/2025/04/image-28.png"><draw:frame draw:style-name="fr2" draw:name="Image34" text:anchor-type="as-char" svg:width="17.304cm" svg:height="16.616cm" draw:z-index="27"><draw:image xlink:href="https://fedoramagazine.org/wp-content/uploads/2025/04/image-28.png" xlink:type="simple" xlink:show="embed" xlink:actuate="onLoad" draw:mime-type="image/png"/></draw:frame></draw:a><text:line-break/>Soundfonts settings for Qsynth </text:p>
        <text:p text:style-name="Text_20_body">Last step : setting the channels assignment for each instrument.</text:p>
        <text:h text:style-name="Heading_20_2" text:outline-level="2">Select instruments by channel</text:h>
        <text:p text:style-name="Text_20_body">Depending on the sound font you have loaded, you will need to select some instrument, by channel.</text:p>
        <text:p text:style-name="Text_20_body">When we selected the ‘Exclusive Jack Port’ in Tuxguitar, the MIDI program numbering switched from ‘General MIDI’ (from 0 to 127) to 2 channels only (one for the instrument and one for the instrument effects). In the Qsynth channel assignment GUI, we will need to make some correspondence between the 1/2 channels of Tuxguitar to the bank of the requested instrument (29 for the guitar sound font we used in the example).</text:p>
        <text:p text:style-name="Text_20_body"><text:soft-page-break/><draw:a xlink:type="simple" xlink:href="https://fedoramagazine.org/wp-content/uploads/2025/04/image-29.png"><draw:frame draw:style-name="fr3" draw:name="Image35" text:anchor-type="as-char" svg:width="16.828cm" svg:height="3.937cm" draw:z-index="28"><draw:image xlink:href="https://fedoramagazine.org/wp-content/uploads/2025/04/image-29-1024x238.png" xlink:type="simple" xlink:show="embed" xlink:actuate="onLoad" draw:mime-type="image/png"/></draw:frame></draw:a><text:line-break/>Guitar Qsynth channel assignment <draw:a xlink:type="simple" xlink:href="https://fedoramagazine.org/wp-content/uploads/2025/04/image-30.png"><draw:frame draw:style-name="fr3" draw:name="Image36" text:anchor-type="as-char" svg:width="16.828cm" svg:height="3.937cm" draw:z-index="29"><draw:image xlink:href="https://fedoramagazine.org/wp-content/uploads/2025/04/image-30-1024x238.png" xlink:type="simple" xlink:show="embed" xlink:actuate="onLoad" draw:mime-type="image/png"/></draw:frame></draw:a><text:line-break/>Bass Qsynth channel assignment </text:p>
        <text:p text:style-name="Text_20_body">Now, in Tuxguitar, to you need to select the <text:span text:style-name="Strong_20_Emphasis">Jack MIDI Port</text:span> in <text:span text:style-name="Strong_20_Emphasis">Tools → Settings → Sound → Port MIDI</text:span>. Open the Instrument view (<text:span text:style-name="Strong_20_Emphasis">View → Show Instruments</text:span>) and click each wrench icon of the guitars and bass to check <text:span text:style-name="Strong_20_Emphasis">Exclusive Jack Port</text:span>. You will have to connect every box in Ray Session like the above figure.</text:p>
        <text:p text:style-name="Text_20_body">The audio rendering will depend on the SF2 / SF3 sound fonts you loaded but with such a settings, everything is possible.</text:p>
        <text:h text:style-name="Heading_20_2" text:outline-level="2">Conclusion</text:h>
        <text:p text:style-name="Text_20_body">One of the main strength of music under Linux is the ability to connect several application between them and having the sound rendered in real time with a low latency.</text:p>
        <text:p text:style-name="Text_20_body">With a tool like Ray Session, the management of complex application connection is really easy. This tool can start a set of application and reconnect all these really quickly.</text:p>
        <text:p text:style-name="Text_20_body"><draw:a xlink:type="simple" xlink:href="https://fedoramagazine.org/wp-content/uploads/2025/04/image-31.png"><draw:frame draw:style-name="fr3" draw:name="Image37" text:anchor-type="as-char" svg:width="17.417cm" svg:height="9.319cm" draw:z-index="30"><draw:image xlink:href="https://fedoramagazine.org/wp-content/uploads/2025/04/image-31-1024x547.png" xlink:type="simple" xlink:show="embed" xlink:actuate="onLoad" draw:mime-type="image/png"/></draw:frame></draw:a><text:line-break/>Ray Session main window with a set of application launched </text:p>
        <text:p text:style-name="Text_20_body"><text:soft-page-break/>The ergonomics and efficiency of audio applications has greatly improved and will continue to improve in the coming years. We can also notice that several pro audio tools are now available on Linux like Ardour [<text:a xlink:type="simple" xlink:href="#link_22" text:style-name="Internet_20_link" text:visited-style-name="Visited_20_Internet_20_Link">22</text:a>] / Mixbus [<text:a xlink:type="simple" xlink:href="#link_23" text:style-name="Internet_20_link" text:visited-style-name="Visited_20_Internet_20_Link">23</text:a>], Bitwig [<text:a xlink:type="simple" xlink:href="#link_24" text:style-name="Internet_20_link" text:visited-style-name="Visited_20_Internet_20_Link">24</text:a>], Renoise [<text:a xlink:type="simple" xlink:href="#link_25" text:style-name="Internet_20_link" text:visited-style-name="Visited_20_Internet_20_Link">25</text:a>] and many others. This allows us to use audio under Linux as people use audio on Apple and Windows.</text:p>
        <text:p text:style-name="Text_20_body">So, now, it’s time to make some music on Linux and be careful, Linux can be really addictive.</text:p>
        <text:h text:style-name="Heading_20_2" text:outline-level="2">Links</text:h>
        <text:p text:style-name="P3"><text:bookmark text:name="link_1"/>[1] – <text:a xlink:type="simple" xlink:href="https://musical-artifacts.com/artifacts/362" office:target-frame-name="_blank" xlink:show="new" text:style-name="Internet_20_link" text:visited-style-name="Visited_20_Internet_20_Link">https://musical-artifacts.com/artifacts/362</text:a></text:p>
        <text:p text:style-name="P3"><text:bookmark text:name="link_2"/>[2] – <text:a xlink:type="simple" xlink:href="https://www.tuxguitar.app/" office:target-frame-name="_blank" xlink:show="new" text:style-name="Internet_20_link" text:visited-style-name="Visited_20_Internet_20_Link">https://www.tuxguitar.app/</text:a></text:p>
        <text:p text:style-name="P3"><text:bookmark text:name="link_3"/>[3] – <text:a xlink:type="simple" xlink:href="https://github.com/helge17/tuxguitar" office:target-frame-name="_blank" xlink:show="new" text:style-name="Internet_20_link" text:visited-style-name="Visited_20_Internet_20_Link">https://github.com/helge17/tuxguitar</text:a></text:p>
        <text:p text:style-name="P3"><text:bookmark text:name="link_4"/>[4] – <text:a xlink:type="simple" xlink:href="https://www.ultimate-guitar.com/explore?type[]=Pro" text:style-name="Internet_20_link" text:visited-style-name="Visited_20_Internet_20_Link">https://www.ultimate-guitar.c</text:a><text:a xlink:type="simple" xlink:href="https://www.ultimate-guitar.com/explore?type[]=Pro" office:target-frame-name="_blank" xlink:show="new" text:style-name="Internet_20_link" text:visited-style-name="Visited_20_Internet_20_Link">o</text:a><text:a xlink:type="simple" xlink:href="https://www.ultimate-guitar.com/explore?type[]=Pro" text:style-name="Internet_20_link" text:visited-style-name="Visited_20_Internet_20_Link">m/explore?type[]=Pro</text:a></text:p>
        <text:p text:style-name="P3"><text:bookmark text:name="link_5"/>[5] – <text:a xlink:type="simple" xlink:href="https://www.guitar-pro.com/" text:style-name="Internet_20_link" text:visited-style-name="Visited_20_Internet_20_Link">https://www.gu</text:a><text:a xlink:type="simple" xlink:href="https://www.guitar-pro.com/" office:target-frame-name="_blank" xlink:show="new" text:style-name="Internet_20_link" text:visited-style-name="Visited_20_Internet_20_Link">i</text:a><text:a xlink:type="simple" xlink:href="https://www.guitar-pro.com/" text:style-name="Internet_20_link" text:visited-style-name="Visited_20_Internet_20_Link">tar-pro.com</text:a></text:p>
        <text:p text:style-name="P3"><text:bookmark text:name="link_6"/>[6] – <text:a xlink:type="simple" xlink:href="https://github.com/FluidSynth/fluidsynth" office:target-frame-name="_blank" xlink:show="new" text:style-name="Internet_20_link" text:visited-style-name="Visited_20_Internet_20_Link">https://github.com/FluidSynth/fluidsynth</text:a></text:p>
        <text:p text:style-name="P3"><text:bookmark text:name="link_7"/>[7] – <text:a xlink:type="simple" xlink:href="https://tabs.ultimate-guitar.com/tab/amon-amarth/the-pursuit-of-vikings-guitar-pro-213840" office:target-frame-name="_blank" xlink:show="new" text:style-name="Internet_20_link" text:visited-style-name="Visited_20_Internet_20_Link">https://tabs.ultimate-guitar.com/tab/amon-amarth/the-pursuit-of-vikings-guitar-pro-213840</text:a></text:p>
        <text:p text:style-name="P3"><text:bookmark text:name="link_8"/>[8] – <text:a xlink:type="simple" xlink:href="https://polyphone-soundfonts.com/" office:target-frame-name="_blank" xlink:show="new" text:style-name="Internet_20_link" text:visited-style-name="Visited_20_Internet_20_Link">https://polyphone-soundfonts.com/</text:a></text:p>
        <text:p text:style-name="P3"><text:bookmark text:name="link_9"/>[9] – <text:a xlink:type="simple" xlink:href="https://github.com/davy7125/polyphone" office:target-frame-name="_blank" xlink:show="new" text:style-name="Internet_20_link" text:visited-style-name="Visited_20_Internet_20_Link">https://github.com/davy7125/polyphone</text:a></text:p>
        <text:p text:style-name="P3"><text:bookmark text:name="link_10"/>[10] – <text:a xlink:type="simple" xlink:href="https://github.com/Houston4444/RaySession" office:target-frame-name="_blank" xlink:show="new" text:style-name="Internet_20_link" text:visited-style-name="Visited_20_Internet_20_Link">https://github.com/Houston4444/RaySession</text:a></text:p>
        <text:p text:style-name="P3"><text:bookmark text:name="link_11"/>[11] – <text:a xlink:type="simple" xlink:href="https://audinux.github.io/" office:target-frame-name="_blank" xlink:show="new" text:style-name="Internet_20_link" text:visited-style-name="Visited_20_Internet_20_Link">https://audinux.github.io/</text:a></text:p>
        <text:p text:style-name="P3"><text:bookmark text:name="link_12"/>[12] – <text:a xlink:type="simple" xlink:href="https://copr.fedorainfracloud.org/coprs/ycollet/audinux/" text:style-name="Internet_20_link" text:visited-style-name="Visited_20_Internet_20_Link">https://copr.fedorainfracloud.org/</text:a><text:a xlink:type="simple" xlink:href="https://copr.fedorainfracloud.org/coprs/ycollet/audinux/" office:target-frame-name="_blank" xlink:show="new" text:style-name="Internet_20_link" text:visited-style-name="Visited_20_Internet_20_Link">c</text:a><text:a xlink:type="simple" xlink:href="https://copr.fedorainfracloud.org/coprs/ycollet/audinux/" text:style-name="Internet_20_link" text:visited-style-name="Visited_20_Internet_20_Link">oprs/ycollet/audinux/</text:a></text:p>
        <text:p text:style-name="P3"><text:bookmark text:name="link_13"/>[13] – <text:a xlink:type="simple" xlink:href="http://hydrogen-music.org/" office:target-frame-name="_blank" xlink:show="new" text:style-name="Internet_20_link" text:visited-style-name="Visited_20_Internet_20_Link">http://hydrogen-music.org/</text:a></text:p>
        <text:p text:style-name="P3"><text:bookmark text:name="link_14"/>[14] – <text:a xlink:type="simple" xlink:href="https://github.com/hydrogen-music/hydrogen" office:target-frame-name="_blank" xlink:show="new" text:style-name="Internet_20_link" text:visited-style-name="Visited_20_Internet_20_Link">https://github.com/hydrogen-music/hydrogen</text:a></text:p>
        <text:p text:style-name="P3"><text:bookmark text:name="link_15"/>[15] – <text:a xlink:type="simple" xlink:href="https://qsynth.sourceforge.io/" office:target-frame-name="_blank" xlink:show="new" text:style-name="Internet_20_link" text:visited-style-name="Visited_20_Internet_20_Link">https://qsynth.sourceforge.io/</text:a></text:p>
        <text:p text:style-name="P3"><text:bookmark text:name="link_16"/>[16] – <text:a xlink:type="simple" xlink:href="https://github.com/rncbc/qsynth" office:target-frame-name="_blank" xlink:show="new" text:style-name="Internet_20_link" text:visited-style-name="Visited_20_Internet_20_Link">https://github.com/rncbc/qsynth</text:a></text:p>
        <text:p text:style-name="P3"><text:bookmark text:name="link_17"/>[16] – <text:a xlink:type="simple" xlink:href="https://www.drumgizmo.org/wiki/doku.php?id=start" office:target-frame-name="_blank" xlink:show="new" text:style-name="Internet_20_link" text:visited-style-name="Visited_20_Internet_20_Link">https://www.drumgizmo.org/wiki/doku.php?id=start</text:a></text:p>
        <text:p text:style-name="Text_20_body">[17] – <text:a xlink:type="simple" xlink:href="https://www.drumgizmo.org/wiki/doku.php?id=kits" office:target-frame-name="_blank" xlink:show="new" text:style-name="Internet_20_link" text:visited-style-name="Visited_20_Internet_20_Link">https://www.drumgizmo.org/wiki/doku.php?id=kits</text:a></text:p>
        <text:p text:style-name="P3"><text:bookmark text:name="link_18"/>[18] – <text:a xlink:type="simple" xlink:href="https://github.com/falkTX/drmr" office:target-frame-name="_blank" xlink:show="new" text:style-name="Internet_20_link" text:visited-style-name="Visited_20_Internet_20_Link">https://github.com/falkTX/drmr</text:a></text:p>
        <text:p text:style-name="P3"><text:bookmark text:name="link_19"/>[19] – <text:a xlink:type="simple" xlink:href="https://musical-artifacts.com/artifacts/3038" office:target-frame-name="_blank" xlink:show="new" text:style-name="Internet_20_link" text:visited-style-name="Visited_20_Internet_20_Link">https://musical-artifacts.com/artifacts/3038</text:a></text:p>
        <text:p text:style-name="P3"><text:bookmark text:name="link_20"/>[20] – <text:a xlink:type="simple" xlink:href="https://musical-artifacts.com/artifacts/2077" office:target-frame-name="_blank" xlink:show="new" text:style-name="Internet_20_link" text:visited-style-name="Visited_20_Internet_20_Link">https://musical-artifacts.com/artifacts/2077</text:a></text:p>
        <text:p text:style-name="P3"><text:bookmark text:name="link_21"/>[21] – <text:a xlink:type="simple" xlink:href="https://en.wikipedia.org/wiki/General_MIDI" office:target-frame-name="_blank" xlink:show="new" text:style-name="Internet_20_link" text:visited-style-name="Visited_20_Internet_20_Link">https://en.wikipedia.org/wiki/General_MIDI</text:a></text:p>
        <text:p text:style-name="P3"><text:bookmark text:name="link_22"/>[22] – <text:a xlink:type="simple" xlink:href="https://ardour.org/" office:target-frame-name="_blank" xlink:show="new" text:style-name="Internet_20_link" text:visited-style-name="Visited_20_Internet_20_Link">https://ardour.org/</text:a></text:p>
        <text:p text:style-name="P3"><text:bookmark text:name="link_23"/>[23] – <text:a xlink:type="simple" xlink:href="https://store.harrisonaudio.com/all-products/mixbus-11-daw" office:target-frame-name="_blank" xlink:show="new" text:style-name="Internet_20_link" text:visited-style-name="Visited_20_Internet_20_Link">https://store.harrisonaudio.com/all-products/mixbus-11-daw</text:a></text:p>
        <text:p text:style-name="P3"><text:bookmark text:name="link_24"/>[24] – <text:a xlink:type="simple" xlink:href="https://www.bitwig.com/" office:target-frame-name="_blank" xlink:show="new" text:style-name="Internet_20_link" text:visited-style-name="Visited_20_Internet_20_Link">https://www.bitwig.com/</text:a></text:p>
        <text:p text:style-name="P3"><text:bookmark text:name="link_25"/>[25] – <text:a xlink:type="simple" xlink:href="https://www.renoise.com/" office:target-frame-name="_blank" xlink:show="new" text:style-name="Internet_20_link" text:visited-style-name="Visited_20_Internet_20_Link">https://www.renoise.com/</text:a></text:p>
        <text:p text:style-name="P3"><text:bookmark text:name="link_26"/>[26] – <text:a xlink:type="simple" xlink:href="https://github.com/x42/x42-plugins" office:target-frame-name="_blank" xlink:show="new" text:style-name="Internet_20_link" text:visited-style-name="Visited_20_Internet_20_Link">https://github.com/x42/x42-plugins</text:a></text:p>
        <text:p text:style-name="P3"><text:bookmark text:name="link_27"/>[27] – <text:a xlink:type="simple" xlink:href="https://x42-plugins.com/x42/" office:target-frame-name="_blank" xlink:show="new" text:style-name="Internet_20_link" text:visited-style-name="Visited_20_Internet_20_Link">https://x42-plugins.com/x42/</text:a></text:p>
        <text:p text:style-name="P3"><text:bookmark text:name="link_28"/>[28] – <text:a xlink:type="simple" xlink:href="https://www.synthfont.com/sfspec24.pdf" office:target-frame-name="_blank" xlink:show="new" text:style-name="Internet_20_link" text:visited-style-name="Visited_20_Internet_20_Link">https://www.synthfont.com/sfspec24.pdf</text:a></text:p>
        <text:p text:style-name="P3"><text:bookmark text:name="link_29"/><text:soft-page-break/>[29] – <text:a xlink:type="simple" xlink:href="https://github.com/davy7125/soundfont-standard-v3" office:target-frame-name="_blank" xlink:show="new" text:style-name="Internet_20_link" text:visited-style-name="Visited_20_Internet_20_Link">https://github.com/davy7125/soundfont-standard-v3</text:a></text:p>
        <text:p text:style-name="P3"><text:bookmark text:name="link_30"/>[30] – <text:a xlink:type="simple" xlink:href="https://github.com/rncbc/qpwgraph" office:target-frame-name="_blank" xlink:show="new" text:style-name="Internet_20_link" text:visited-style-name="Visited_20_Internet_20_Link">https://github.com/rncbc/qpwgraph</text:a></text:p>
        <text:section text:style-name="Sect1" text:name="like-post-wrapper-58617187-42057-68976cab4119c">
          <text:h text:style-name="P32" text:outline-level="3"/>
        </text:section>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line-height="100%" fo:text-align="start" style:justify-single-word="false" fo:padding="0cm" fo:border="none"/>
      <style:text-properties fo:font-variant="normal" fo:text-transform="none" style:font-name="inherit" fo:font-family="inherit" fo:font-size="24pt" fo:font-style="normal" fo:font-weight="normal" style:font-name-asian="inherit" style:font-family-asian="inherit" style:font-size-asian="24pt" style:font-style-asian="normal" style:font-weight-asian="normal" style:font-name-complex="inherit" style:font-family-complex="inherit"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line-height="100%" fo:text-align="start" style:justify-single-word="false" fo:padding="0cm" fo:border="none"/>
      <style:text-properties fo:font-variant="normal" fo:text-transform="none" style:font-name="inherit" fo:font-family="inherit" fo:font-size="18pt" fo:font-style="normal" fo:font-weight="normal" style:font-name-asian="inherit" style:font-family-asian="inherit" style:font-size-asian="18pt" style:font-style-asian="normal" style:font-weight-asian="normal" style:font-name-complex="inherit" style:font-family-complex="inherit"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line-height="100%" fo:text-align="start" style:justify-single-word="false" fo:padding="0cm" fo:border="none"/>
      <style:text-properties fo:font-variant="normal" fo:text-transform="none" style:font-name="inherit" fo:font-family="inherit" fo:font-size="14pt" fo:font-style="normal" fo:font-weight="normal" style:font-name-asian="inherit" style:font-family-asian="inherit" style:font-size-asian="14pt" style:font-style-asian="normal" style:font-weight-asian="normal" style:font-name-complex="inherit" style:font-family-complex="inherit"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fo:line-height="100%" fo:text-align="start" style:justify-single-word="false" fo:padding="0cm" fo:border="none"/>
      <style:text-properties fo:font-variant="normal" fo:text-transform="none" style:font-name="inherit" fo:font-family="inherit" fo:font-size="12pt" fo:font-style="normal" fo:font-weight="normal" style:font-name-asian="inherit" style:font-family-asian="inherit" style:font-size-asian="12pt" style:font-style-asian="normal" style:font-weight-asian="normal" style:font-name-complex="inherit" style:font-family-complex="inherit"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line-height="100%" fo:text-align="start" style:justify-single-word="false" fo:padding="0cm" fo:border="none"/>
      <style:text-properties fo:font-variant="normal" fo:text-transform="none" style:font-name="inherit" fo:font-family="inherit" fo:font-size="10pt" fo:font-style="normal" fo:font-weight="normal" style:font-name-asian="inherit" style:font-family-asian="inherit" style:font-size-asian="10pt" style:font-style-asian="normal" style:font-weight-asian="normal" style:font-name-complex="inherit" style:font-family-complex="inherit"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line-height="100%" fo:text-align="start" style:justify-single-word="false" fo:padding="0cm" fo:border="none"/>
      <style:text-properties fo:font-variant="normal" fo:text-transform="none" style:font-name="inherit" fo:font-family="inherit" fo:font-size="7pt" fo:font-style="normal" fo:font-weight="normal" style:font-name-asian="inherit" style:font-family-asian="inherit" style:font-size-asian="7pt" style:font-style-asian="normal" style:font-weight-asian="normal" style:font-name-complex="inherit" style:font-family-complex="inherit" style:font-size-complex="7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line-height="100%" fo:text-align="start" style:justify-single-word="false" fo:text-indent="0cm" style:auto-text-indent="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Sender" style:family="paragraph" style:parent-style-name="Standard"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text-align="start" style:justify-single-word="false" fo:orphans="0" fo:widows="0"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Table_20_Heading" style:display-name="Table Heading" style:family="paragraph" style:parent-style-name="Table_20_Contents"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Texte_20_source.codecolorer" style:display-name="Texte source.codecolorer" style:family="text" style:parent-style-name="Source_20_Text"/>
    <style:style style:name="Texte_20_source.twitlight" style:display-name="Texte source.twitlight" style:family="text" style:parent-style-name="Source_20_Text"/>
    <style:style style:name="Texte_20_source.dawn" style:display-name="Texte source.dawn" style:family="text" style:parent-style-name="Source_20_Text"/>
    <style:style style:name="Texte_20_source.blackboard" style:display-name="Texte source.blackboard" style:family="text" style:parent-style-name="Source_20_Text"/>
    <style:style style:name="Texte_20_source.mac-classic" style:display-name="Texte source.mac-classic" style:family="text" style:parent-style-name="Source_20_Text"/>
    <style:style style:name="Texte_20_source.vibrant" style:display-name="Texte source.vibrant" style:family="text" style:parent-style-name="Source_20_Text"/>
    <style:style style:name="Texte_20_source.railscasts" style:display-name="Texte source.railscasts" style:family="text" style:parent-style-name="Source_20_Text"/>
    <style:style style:name="Texte_20_source.solarized-dark" style:display-name="Texte source.solarized-dark" style:family="text" style:parent-style-name="Source_20_Text"/>
    <style:style style:name="Texte_20_source.solarized-light" style:display-name="Texte source.solarized-light" style:family="text" style:parent-style-name="Source_20_Text"/>
    <style:style style:name="Citation"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Emphasis"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nder a Guitar Pro Score in Real Time - Fedora Magazine</dc:title>
    <dc:description>Guide to setting up and using Tuxguitar for rendering a score in real time using Fluidsynth or MIDI</dc:description>
    <meta:initial-creator>Yann Collette</meta:initial-creator>
    <dc:date>2025-08-09T17:55:53.201819701</dc:date>
    <meta:editing-duration>PT41S</meta:editing-duration>
    <meta:editing-cycles>1</meta:editing-cycles>
    <meta:document-statistic meta:table-count="0" meta:image-count="33" meta:object-count="0" meta:page-count="28" meta:paragraph-count="282" meta:word-count="3382" meta:character-count="20441" meta:non-whitespace-character-count="17223"/>
    <meta:generator>LibreOffice/24.8.7.2$Linux_X86_64 LibreOffice_project/480$Build-2</meta:generator>
    <meta:user-defined meta:name="">en_US</meta:user-defined>
    <meta:user-defined meta:name="google-site-verification">0VLV2JI6fXqQIJHGXnxgPbK_yrF3xxuzQI0-cpSdxoA</meta:user-defined>
    <meta:user-defined meta:name="robots">index, follow, max-image-preview:large, max-snippet:-1, max-video-preview:-1</meta:user-defined>
    <meta:user-defined meta:name="twitter:card">summary_large_image</meta:user-defined>
    <meta:user-defined meta:name="twitter:creator" meta:value-type="string">@fedora</meta:user-defined>
    <meta:user-defined meta:name="twitter:data1" meta:value-type="string">Yann Collette</meta:user-defined>
    <meta:user-defined meta:name="twitter:data2" meta:value-type="string">20 minutes</meta:user-defined>
    <meta:user-defined meta:name="twitter:label1" meta:value-type="string">Written by</meta:user-defined>
    <meta:user-defined meta:name="twitter:label2" meta:value-type="string">Est. reading time</meta:user-defined>
    <meta:user-defined meta:name="twitter:site" meta:value-type="string">@fedora</meta:user-defined>
    <meta:user-defined meta:name="viewport" meta:value-type="string">width=device-width, initial-scale=1.0, maximum-scale=1.0</meta:user-defined>
  </office:meta>
</office:document-meta>
</file>